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style:min-row-height="3in" fo:background-color="#ffffff">
        <style:background-image/>
      </style:table-row-properties>
    </style:style>
    <style:style style:name="Table2.A1" style:family="table-cell">
      <style:table-cell-properties fo:background-color="#cccccc" fo:padding="0.0382in" fo:border="0.5pt solid #808080">
        <style:background-image/>
      </style:table-cell-properties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80808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8" style:family="table">
      <style:table-properties style:width="6.7361in" table:align="margins"/>
    </style:style>
    <style:style style:name="Table8.A" style:family="table-column">
      <style:table-column-properties style:column-width="3.5in" style:rel-column-width="34051*"/>
    </style:style>
    <style:style style:name="Table8.B" style:family="table-column">
      <style:table-column-properties style:column-width="3.2361in" style:rel-column-width="31484*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C1" style:family="table-cell">
      <style:table-cell-properties fo:background-color="transparent" fo:padding="0.0382in" fo:border="0.05pt solid #808080">
        <style:background-image/>
      </style:table-cell-properties>
    </style:style>
    <style:style style:name="Table4.A2" style:family="table-cell">
      <style:table-cell-properties fo:padding="0.0382in" fo:border-left="0.05pt solid #808080" fo:border-right="none" fo:border-top="none" fo:border-bottom="0.05pt solid #808080"/>
    </style:style>
    <style:style style:name="Table4.B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3" style:family="table-cell">
      <style:table-cell-properties fo:padding="0.0382in" fo:border-left="0.05pt solid #808080" fo:border-right="none" fo:border-top="none" fo:border-bottom="0.05pt solid #808080"/>
    </style:style>
    <style:style style:name="Table4.B3" style:family="table-cell">
      <style:table-cell-properties fo:padding="0.0382in" fo:border-left="0.05pt solid #808080" fo:border-right="none" fo:border-top="none" fo:border-bottom="0.05pt solid #808080"/>
    </style:style>
    <style:style style:name="Table4.C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4" style:family="table-cell">
      <style:table-cell-properties fo:padding="0.0382in" fo:border-left="0.05pt solid #808080" fo:border-right="none" fo:border-top="none" fo:border-bottom="0.05pt solid #808080"/>
    </style:style>
    <style:style style:name="Table4.B4" style:family="table-cell">
      <style:table-cell-properties fo:padding="0.0382in" fo:border-left="0.05pt solid #808080" fo:border-right="0.05pt solid #808080" fo:border-top="none" fo:border-bottom="0.05pt solid #80808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382in" fo:border-left="0.05pt solid #808080" fo:border-right="0.05pt solid #808080" fo:border-top="none" fo:border-bottom="none"/>
    </style:style>
    <style:style style:name="Table1.A3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ans1" officeooo:paragraph-rsid="002215c9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36fd4b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text-properties style:font-name="Liberation Sans1" officeooo:paragraph-rsid="002215c9"/>
    </style:style>
    <style:style style:name="P14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0317acd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officeooo:paragraph-rsid="002376da"/>
    </style:style>
    <style:style style:name="P22" style:family="paragraph" style:parent-style-name="Standard">
      <style:paragraph-properties fo:line-height="150%"/>
      <style:text-properties style:font-name="Liberation Sans1" officeooo:paragraph-rsid="002376da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5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36fd4b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style:font-name="Liberation Sans1" officeooo:paragraph-rsid="002215c9"/>
    </style:style>
    <style:style style:name="P30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3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34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5" style:family="paragraph" style:parent-style-name="Text_20_body">
      <style:paragraph-properties fo:line-height="115%" fo:text-align="start" style:justify-single-word="false"/>
      <style:text-properties style:font-name="Liberation Sans1" fo:font-size="8pt" style:text-underline-style="none" fo:font-weight="normal" officeooo:rsid="001bb431" officeooo:paragraph-rsid="00358631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line-height="115%" fo:text-align="start" style:justify-single-word="false"/>
      <style:text-properties style:font-name="Liberation Sans1" fo:font-size="8pt" officeooo:paragraph-rsid="00358631" style:font-size-asian="8pt" style:font-size-complex="8pt"/>
    </style:style>
    <style:style style:name="P37" style:family="paragraph" style:parent-style-name="Text_20_body">
      <style:paragraph-properties fo:line-height="115%" fo:text-align="start" style:justify-single-word="false"/>
      <style:text-properties style:font-name="Liberation Sans1" fo:font-size="10pt" officeooo:rsid="0061d8e7" officeooo:paragraph-rsid="00358631" style:font-size-asian="10pt" style:font-size-complex="10pt"/>
    </style:style>
    <style:style style:name="P38" style:family="paragraph" style:parent-style-name="Text_20_body">
      <style:paragraph-properties fo:line-height="115%" fo:text-align="start" style:justify-single-word="false"/>
      <style:text-properties style:font-name="Liberation Sans1" fo:font-size="11pt" style:text-underline-style="none" fo:font-weight="bold" officeooo:rsid="00282db1" officeooo:paragraph-rsid="00358631" style:font-size-asian="11pt" style:font-weight-asian="bold" style:font-size-complex="11pt" style:font-weight-complex="bold"/>
    </style:style>
    <style:style style:name="P3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40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36fd4b" style:font-size-asian="10pt" style:font-weight-asian="normal" style:font-size-complex="10pt" style:font-weight-complex="normal"/>
    </style:style>
    <style:style style:name="T1" style:family="text">
      <style:text-properties officeooo:rsid="00d969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d543b" style:font-weight-asian="bold" style:font-weight-complex="bold"/>
    </style:style>
    <style:style style:name="T4" style:family="text">
      <style:text-properties fo:font-weight="bold" officeooo:rsid="007f3e98" style:font-weight-asian="bold" style:font-weight-complex="bold"/>
    </style:style>
    <style:style style:name="T5" style:family="text">
      <style:text-properties fo:font-weight="bold" officeooo:rsid="002215c9" style:font-weight-asian="bold" style:font-weight-complex="bold"/>
    </style:style>
    <style:style style:name="T6" style:family="text">
      <style:text-properties fo:font-weight="bold" officeooo:rsid="0020a2d7" style:font-weight-asian="bold" style:font-weight-complex="bold"/>
    </style:style>
    <style:style style:name="T7" style:family="text">
      <style:text-properties officeooo:rsid="001bb431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f7dc7" style:font-size-asian="10.5pt" style:font-size-complex="10.5pt"/>
    </style:style>
    <style:style style:name="T10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1" style:family="text">
      <style:text-properties officeooo:rsid="0020a2d7"/>
    </style:style>
    <style:style style:name="T12" style:family="text">
      <style:text-properties style:text-underline-style="solid" style:text-underline-width="auto" style:text-underline-color="font-color" officeooo:rsid="005d8860"/>
    </style:style>
    <style:style style:name="T13" style:family="text">
      <style:text-properties officeooo:rsid="002215c9"/>
    </style:style>
    <style:style style:name="T14" style:family="text">
      <style:text-properties officeooo:rsid="005d88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2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4" style:family="text">
      <style:text-properties officeooo:rsid="00455d0f"/>
    </style:style>
    <style:style style:name="T25" style:family="text">
      <style:text-properties officeooo:rsid="00d68365"/>
    </style:style>
    <style:style style:name="T26" style:family="text">
      <style:text-properties officeooo:rsid="0039a37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draw:frame draw:style-name="fr1" draw:name="image: (StringIO(str(company.logo)), 'image/jpeg')" text:anchor-type="paragraph" svg:x="0.4646in" svg:y="0.1028in" style:rel-width="73%" svg:height="1.3126in" draw:z-index="0"><draw:text-box fo:min-height="16%" fo:min-width="2.5547in"><text:p text:style-name="P2"/></draw:text-box></draw:frame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0"><text:placeholder text:placeholder-type="text">&lt;shipment.company.party.name&gt;</text:placeholder></text:p>
                  <text:p text:style-name="P28"><text:placeholder text:placeholder-type="text">&lt;if test="shipment.company.party.commercial_name"&gt;</text:placeholder></text:p>
                  <text:p text:style-name="P10"><text:placeholder text:placeholder-type="text">&lt;shipment.company.party.commercial_name&gt;</text:placeholder></text:p>
                  <text:p text:style-name="P11"><text:placeholder text:placeholder-type="text">&lt;/if&gt;</text:placeholder></text:p>
                  <text:p text:style-name="P9"/>
                  <text:p text:style-name="P40"><text:placeholder text:placeholder-type="text">&lt;if test="shipment.company.party.addresses"&gt;</text:placeholder></text:p>
                  <text:p text:style-name="P39"><text:span text:style-name="T11"><text:placeholder text:placeholder-type="text">&lt;shipment.company.party.addresses[0].city&gt;</text:placeholder></text:span><text:span text:style-name="T11">-</text:span><text:span text:style-name="T6">Ecuador</text:span></text:p>
                  <text:p text:style-name="P12"><text:placeholder text:placeholder-type="text">&lt;/if&gt;</text:placeholder></text:p>
                  <text:p text:style-name="P40"><text:placeholder text:placeholder-type="text">&lt;if test="shipment.company.party.phone"&gt;</text:placeholder></text:p>
                  <text:p text:style-name="P39"><text:span text:style-name="T25">Teléfonos: </text:span><text:span text:style-name="T25"><text:placeholder text:placeholder-type="text">&lt;shipment.company.party.phone&gt;</text:placeholder></text:span></text:p>
                  <text:p text:style-name="P12"><text:placeholder text:placeholder-type="text">&lt;/if&gt;</text:placeholder></text:p>
                  <text:p text:style-name="P26"><text:placeholder text:placeholder-type="text">&lt;if test="shipment.company.party.addresses"&gt;</text:placeholder></text:p>
                  <text:p text:style-name="P27">Direcció<text:span text:style-name="T11">n </text:span>matriz<text:span text:style-name="T11">: </text:span><text:span text:style-name="T11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addresses"&gt;</text:placeholder></text:p>
                  <text:p text:style-name="P27">Direcció<text:span text:style-name="T11">n sucursal: </text:span><text:span text:style-name="T11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contribuyente_especial_nro"&gt;</text:placeholder></text:p>
                  <text:p text:style-name="P27">Contribuyente especial Nro.: <text:span text:style-name="T11"><text:placeholder text:placeholder-type="text">&lt;shipment.company.party.contribuyente_especial_nro&gt;</text:placeholder></text:span></text:p>
                  <text:p text:style-name="P27"><text:placeholder text:placeholder-type="text">&lt;/if&gt;</text:placeholder></text:p>
                  <text:p text:style-name="P27"><text:span text:style-name="T11">Obligado a llevar contabilidad:</text:span><text:span text:style-name="T2"> </text:span><text:span text:style-name="T2"><text:placeholder text:placeholder-type="text">&lt;shipment.company.party.mandatory_accounting&gt;</text:placeholder></text:span></text:p>
                </table:table-cell>
              </table:table-row>
            </table:table>
            <text:p text:style-name="P13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4"><text:s/></text:span><text:span text:style-name="T9"><text:s/></text:span><text:span text:style-name="T10">RUC</text:span><text:span text:style-name="T8">: </text:span><text:span text:style-name="T8"><text:placeholder text:placeholder-type="text">&lt;shipment.company.party.vat_code&gt;</text:placeholder></text:span></text:p>
                  <text:p text:style-name="P23"><text:span text:style-name="T14">G</text:span>UIA DE REMISION</text:p>
                  <text:p text:style-name="P24"><text:span text:style-name="T12">N°:</text:span><text:span text:style-name="T21"><text:placeholder text:placeholder-type="text">&lt;shipment.code and ' ' + shipment.code  or ''&gt;</text:placeholder></text:span></text:p>
                  <text:p text:style-name="P18">NUMERO DE AUTORIZACIÓN</text:p>
                  <text:p text:style-name="P35"><text:placeholder text:placeholder-type="text">&lt;shipment.numero_autorizacion&gt;</text:placeholder></text:p>
                  <text:p text:style-name="P36"><text:span text:style-name="T22">A</text:span><text:span text:style-name="T23">MBIENTE: PRUEBAS</text:span></text:p>
                  <text:p text:style-name="P37">EMISION: NORMAL</text:p>
                  <text:p text:style-name="P38">CLAVE DE ACCESO:</text:p>
                  <text:p text:style-name="P34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text:span text:style-name="T19">Identificación:</text:span> <text:placeholder text:placeholder-type="text">&lt;shipment.transporte.party.vat_number&gt;</text:placeholder></text:p>
            <text:p text:style-name="P14"><text:span text:style-name="T7">Razón social/Nombre y Apellidos: </text:span><text:span text:style-name="T7"><text:placeholder text:placeholder-type="text">&lt;shipment.transporte.party.name&gt;</text:placeholder></text:span><text:span text:style-name="T7"><text:tab/></text:span></text:p>
            <text:p text:style-name="P14"><text:span text:style-name="T7">Placa: </text:span><text:span text:style-name="T7"><text:placeholder text:placeholder-type="text">&lt;shipment.placa&gt;</text:placeholder></text:span></text:p>
            <text:p text:style-name="P17"><text:span text:style-name="T7">P</text:span>unto de Partida: <text:span text:style-name="T16"><text:placeholder text:placeholder-type="text">&lt;shipment.partida&gt;</text:placeholder>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16"><text:span text:style-name="T13">Fecha Inicio de Transporte: </text:span><text:placeholder text:placeholder-type="text">&lt;formatLang(shipment.planned_date, shipment.customer.lang)&gt;</text:placeholder></text:p>
                </table:table-cell>
                <table:table-cell office:value-type="string">
                  <text:p text:style-name="P16"><text:span text:style-name="T13">Fecha Fin de Transporte: </text:span><text:placeholder text:placeholder-type="text">&lt;formatLang(shipment.effective_date, shipment.customer.lang)&gt;</text:placeholder> <text:s text:c="2"/></text:p>
                </table:table-cell>
              </table:table-row>
            </table:table>
            <text:p text:style-name="P14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13">Comprobante de Venta:</text:span> <text:span text:style-name="T5">FACTURA </text:span><text:span text:style-name="T17"><text:placeholder text:placeholder-type="text">&lt;shipment.number_c&gt;</text:placeholder></text:span><text:span text:style-name="T17"> <text:s text:c="4"/></text:span><text:span text:style-name="T18">Fecha de emisión:</text:span><text:span text:style-name="T17"><text:placeholder text:placeholder-type="text">&lt;invoice.invoice_date&gt;</text:placeholder></text:span></text:p>
            <text:p text:style-name="P20">Número de Autorización: <text:span text:style-name="T7"><text:placeholder text:placeholder-type="text">&lt;invoice.numero_autorizacion&gt;</text:placeholder></text:span></text:p>
            <text:p text:style-name="P14"><text:span text:style-name="T13">Motivo Traslado: </text:span><text:span text:style-name="T16"><text:placeholder text:placeholder-type="text">&lt;shipment.motivo_traslado&gt;</text:placeholder></text:span></text:p>
            <text:p text:style-name="P14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7"><text:span text:style-name="T16">I</text:span><text:span text:style-name="T15">dentificación Destinatario: </text:span><text:span text:style-name="T17"><text:placeholder text:placeholder-type="text">&lt;shipment.customer.vat_number&gt;</text:placeholder></text:span></text:p>
            <text:p text:style-name="P17"><text:span text:style-name="T17">Razón social/Nombre y Apellidos: </text:span><text:span text:style-name="T17"><text:placeholder text:placeholder-type="text">&lt;shipment.customer.name&gt;</text:placeholder></text:span></text:p>
            <text:p text:style-name="P14"><text:span text:style-name="T13">Codigo Establecimiento de Destino: </text:span><text:span text:style-name="T13"><text:placeholder text:placeholder-type="text">&lt;shipment.cod_estab_destino&gt;</text:placeholder></text:span></text:p>
            <text:p text:style-name="P17"><text:span text:style-name="T7">R</text:span>uta: <text:span text:style-name="T7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3"><text:soft-page-break/>Código</text:p>
                  </table:table-cell>
                  <table:table-cell table:style-name="Table4.A1" office:value-type="string">
                    <text:p text:style-name="P33">Descripción</text:p>
                  </table:table-cell>
                  <table:table-cell table:style-name="Table4.C1" office:value-type="string">
                    <text:p text:style-name="P33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0"/>
                </table:table-cell>
                <table:table-cell table:style-name="Table4.B2" table:number-columns-spanned="2" office:value-type="string">
                  <text:p text:style-name="P30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0"><text:placeholder text:placeholder-type="text">&lt;move.product.code&gt;</text:placeholder></text:p>
                </table:table-cell>
                <table:table-cell table:style-name="Table4.B3" office:value-type="string">
                  <text:p text:style-name="P30"><text:placeholder text:placeholder-type="text">&lt;move.product.name&gt;</text:placeholder></text:p>
                </table:table-cell>
                <table:table-cell table:style-name="Table4.C3" office:value-type="string">
                  <text:p text:style-name="P31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0"/>
                </table:table-cell>
                <table:table-cell table:style-name="Table4.B4" table:number-columns-spanned="2" office:value-type="string">
                  <text:p text:style-name="P30"><text:placeholder text:placeholder-type="text">&lt;/for&gt;</text:placeholder></text:p>
                </table:table-cell>
                <table:covered-table-cell/>
              </table:table-row>
            </table:table>
            <text:p text:style-name="P21"/>
          </table:table-cell>
        </table:table-row>
      </table:table>
      <text:p text:style-name="P25"/>
      <table:table table:name="Table1" table:style-name="Table1">
        <table:table-column table:style-name="Table1.A"/>
        <table:table-row>
          <table:table-cell table:style-name="Table1.A1" office:value-type="string">
            <text:p text:style-name="P32">INFORMACIÓN ADICIONAL</text:p>
          </table:table-cell>
        </table:table-row>
        <table:table-row>
          <table:table-cell table:style-name="Table1.A2" office:value-type="string">
            <text:p text:style-name="P19"><text:span text:style-name="T3">Dirección:</text:span><text:span text:style-name="T11"> </text:span><text:span text:style-name="T11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9"><text:span text:style-name="T4">Email</text:span><text:span text:style-name="T3">: </text:span><text:span text:style-name="T11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MT1" style:family="text">
      <style:text-properties officeooo:rsid="0039a37f"/>
    </style:style>
    <style:style style:name="MT2" style:family="text">
      <style:text-properties officeooo:rsid="00d969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<text:span text:style-name="MT1">(</text:span>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8" meta:image-count="0" meta:object-count="0" meta:page-count="3" meta:paragraph-count="59" meta:word-count="159" meta:character-count="2237" meta:non-whitespace-character-count="2125"/>
    <meta:user-defined meta:name="Info 1"/>
    <meta:user-defined meta:name="Info 2"/>
    <meta:user-defined meta:name="Info 3"/>
    <meta:user-defined meta:name="Info 4"/>
  </office:meta>
</office:document-meta>
</file>